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-complex="Calibri" fo:font-weight="bold" style:font-weight-asian="bold" fo:font-size="14pt" style:font-size-asian="14pt" style:font-size-complex="14pt"/>
    </style:style>
    <style:style style:name="P2" style:parent-style-name="Paragraphedeliste" style:list-style-name="LFO1" style:family="paragraph">
      <style:text-properties style:font-name-complex="Calibri"/>
    </style:style>
    <style:style style:name="P3" style:parent-style-name="Paragraphedeliste" style:list-style-name="LFO1" style:family="paragraph">
      <style:text-properties style:font-name-complex="Calibri"/>
    </style:style>
    <style:style style:name="P4" style:parent-style-name="Paragraphedeliste" style:list-style-name="LFO1" style:family="paragraph">
      <style:text-properties style:font-name-complex="Calibri"/>
    </style:style>
    <style:style style:name="P5" style:parent-style-name="Paragraphedeliste" style:list-style-name="LFO1" style:family="paragraph">
      <style:text-properties style:font-name-complex="Calibri"/>
    </style:style>
    <style:style style:name="P6" style:parent-style-name="NormalWeb" style:list-style-name="LFO1" style:family="paragraph">
      <style:text-properties style:font-name="Calibri" style:font-name-complex="Calibri" fo:font-size="11pt" style:font-size-asian="11pt" style:font-size-complex="11pt"/>
    </style:style>
    <style:style style:name="P7" style:parent-style-name="Paragraphedeliste" style:list-style-name="LFO1" style:family="paragraph">
      <style:text-properties style:font-name-complex="Calibri"/>
    </style:style>
    <style:style style:name="P8" style:parent-style-name="Paragraphedeliste" style:list-style-name="LFO1" style:family="paragraph">
      <style:text-properties style:font-name-complex="Calibri"/>
    </style:style>
    <style:style style:name="P9" style:parent-style-name="Paragraphedeliste" style:list-style-name="LFO1" style:family="paragraph">
      <style:text-properties style:font-name-complex="Calibri"/>
    </style:style>
    <style:style style:name="P10" style:parent-style-name="Paragraphedeliste" style:list-style-name="LFO1" style:family="paragraph">
      <style:text-properties style:font-name-complex="Calibri"/>
    </style:style>
    <style:style style:name="P11" style:parent-style-name="Paragraphedeliste" style:list-style-name="LFO1" style:family="paragraph">
      <style:text-properties style:font-name-complex="Calibri"/>
    </style:style>
    <style:style style:name="P12" style:parent-style-name="Paragraphedeliste" style:list-style-name="LFO1" style:family="paragraph">
      <style:text-properties style:font-name-complex="Calibri"/>
    </style:style>
    <style:style style:name="P13" style:parent-style-name="Paragraphedeliste" style:list-style-name="LFO1" style:family="paragraph">
      <style:text-properties style:font-name-complex="Calibri"/>
    </style:style>
    <style:style style:name="P14" style:parent-style-name="Paragraphedeliste" style:list-style-name="LFO1" style:family="paragraph">
      <style:text-properties style:font-name-complex="Calibri"/>
    </style:style>
    <style:style style:name="P15" style:parent-style-name="Paragraphedeliste" style:list-style-name="LFO1" style:family="paragraph">
      <style:text-properties style:font-name-complex="Calibri"/>
    </style:style>
    <style:style style:name="P16" style:parent-style-name="Paragraphedeliste" style:list-style-name="LFO1" style:family="paragraph">
      <style:text-properties style:font-name-complex="Calibri"/>
    </style:style>
    <style:style style:name="P17" style:parent-style-name="Paragraphedeliste" style:list-style-name="LFO1" style:family="paragraph"/>
    <style:style style:name="T18" style:parent-style-name="Policepardéfaut" style:family="text">
      <style:text-properties style:font-name-complex="Calibri"/>
    </style:style>
    <style:style style:name="T19" style:parent-style-name="Policepardéfaut" style:family="text">
      <style:text-properties style:font-name-complex="Calibri"/>
    </style:style>
    <style:style style:name="T20" style:parent-style-name="Policepardéfaut" style:family="text">
      <style:text-properties style:font-name-asian="Wingdings" style:font-name-complex="Calibri"/>
    </style:style>
    <style:style style:name="T21" style:parent-style-name="Policepardéfaut" style:family="text">
      <style:text-properties style:font-name-complex="Calibri"/>
    </style:style>
    <style:style style:name="P22" style:parent-style-name="Paragraphedeliste" style:family="paragraph">
      <style:text-properties style:font-name-complex="Calibri"/>
    </style:style>
    <style:style style:name="P23" style:parent-style-name="Normal" style:family="paragraph">
      <style:text-properties style:font-name-complex="Calibri"/>
    </style:style>
    <style:style style:name="P24" style:parent-style-name="Normal" style:family="paragraph">
      <style:text-properties style:font-name-complex="Calibri"/>
    </style:style>
    <style:style style:name="P25" style:parent-style-name="Normal" style:family="paragraph">
      <style:text-properties style:font-name-complex="Calibri"/>
    </style:style>
    <style:style style:name="P26" style:parent-style-name="Normal" style:family="paragraph">
      <style:text-properties style:font-name-complex="Calibri"/>
    </style:style>
  </office:automatic-styles>
  <office:body>
    <office:text text:use-soft-page-breaks="true">
      <text:p text:style-name="P1">-Document reprenant les questions et choses à régler concernant le projet :</text:p>
      <text:list text:style-name="LFO1" text:continue-numbering="true">
        <text:list-item>
          <text:p text:style-name="P2">Ref sur diag d’état : tout rassembler</text:p>
        </text:list-item>
        <text:list-item>
          <text:p text:style-name="P3">Peut on définir corps d’une opération<text:s/>statechart<text:s/></text:p>
        </text:list-item>
        <text:list-item>
          <text:p text:style-name="P4">Description<text:s/>des cas d’utilisation</text:p>
        </text:list-item>
        <text:list-item>
          <text:p text:style-name="P5">Structurer le diag de classes en packages et mise en ordre diagramme de classes</text:p>
        </text:list-item>
        <text:list-item>
          <text:p text:style-name="P6">Spécifier les raisons pour utilise une instance de titre de transport (histoire de redondance)<text:s/></text:p>
        </text:list-item>
        <text:list-item>
          <text:p text:style-name="P7">Interaction overview diagram</text:p>
        </text:list-item>
        <text:list-item>
          <text:p text:style-name="P8">Maquette</text:p>
        </text:list-item>
        <text:list-item>
          <text:p text:style-name="P9">Rapport</text:p>
        </text:list-item>
        <text:list-item>
          <text:p text:style-name="P10">Retirer le bleu</text:p>
        </text:list-item>
        <text:list-item>
          <text:p text:style-name="P11">Enlever des classes ?</text:p>
        </text:list-item>
        <text:list-item>
          <text:p text:style-name="P12">Flèches à l’entrée de Paiement et Impression (action de Client)</text:p>
        </text:list-item>
        <text:list-item>
          <text:p text:style-name="P13">Méthodes inutiles (decrementerNbreImpressions, …) ?</text:p>
        </text:list-item>
        <text:list-item>
          <text:p text:style-name="P14">(qu’est ce que le clavier physique ? le clavier de l’ordinateur ?)</text:p>
        </text:list-item>
        <text:list-item>
          <text:p text:style-name="P15">(doit-on dessiner un clavier numérique ? (le tactile))</text:p>
        </text:list-item>
        <text:list-item>
          <text:p text:style-name="P16">(pour les choix de billet,… il faut pouvoir annuler/modifier les paramètres à tout moment avant le paiement)</text:p>
        </text:list-item>
        <text:list-item>
          <text:p text:style-name="P17"><text:span text:style-name="T18">(Paiement en monnaie, il faut vérifier qu’on<text:s/></text:span><text:span text:style-name="T19">ait assez de monnaie pour l’argent à rendre !!!<text:s/></text:span><text:span text:style-name="T20"></text:span><text:span text:style-name="T21"><text:s/>si il manque, client choisit : annuler transaction/choisir autre mode de paiement)</text:span></text:p>
        </text:list-item>
      </text:list>
      <text:p text:style-name="P22"/>
      <text:p text:style-name="P23">() = implémentation</text:p>
      <text:p text:style-name="P24"/>
      <text:p text:style-name="P25">Fait au 22/11 : <text:s/>Retiré les accents et tout mis en français + Remises en page + Joint les logos + Ajouté<text:s/><text:tab/><text:tab/>toutes les « LifeLine » manquantes (voir en bleu sur les diagrammes)</text:p>
      <text:p text:style-name="P26">Ajouté au 22/11 : Setter – getter ; Enlever des classes ? ; Flèches à l’entrée de Paiement et<text:s/><text:tab/><text:tab/><text:tab/><text:s text:c="4"/>Impression (action de Client) ; Méthodes inutiles (decrementerNbreImpression) ?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BE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NormalWeb" style:display-name="Normal (Web)" style:family="paragraph" style:parent-style-name="Normal">
      <style:paragraph-properties fo:margin-top="0.0694in" fo:margin-bottom="0.0694in"/>
      <style:text-properties style:font-name="Times New Roman" style:font-name-asian="Times New Roman" fo:font-size="12pt" style:font-size-asian="12pt" style:font-size-complex="12pt" style:language-asian="fr" style:country-asian="BE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Victor VERHOYE</meta:initial-creator>
    <dc:creator>Allan DUBRULLE</dc:creator>
    <meta:creation-date>2017-11-11T14:57:00Z</meta:creation-date>
    <dc:date>2017-11-29T09:15:00Z</dc:date>
    <meta:template xlink:href="Normal" xlink:type="simple"/>
    <meta:editing-cycles>30</meta:editing-cycles>
    <meta:editing-duration>PT32160S</meta:editing-duration>
    <meta:document-statistic meta:page-count="1" meta:paragraph-count="2" meta:word-count="209" meta:character-count="1361" meta:row-count="9" meta:non-whitespace-character-count="1154"/>
  </office:meta>
</office:document-meta>
</file>